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9DE7D3AB4E6695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9.562cm" draw:z-index="0"><draw:image xlink:href="Pictures/1000000000000780000004389DE7D3AB4E6695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0T08:54:28.192000000</meta:creation-date>
    <dc:date>2024-05-10T08:55:13.575000000</dc:date>
    <meta:editing-duration>PT4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3.2$Windows_X86_64 LibreOffice_project/1048a8393ae2eeec98dff31b5c133c5f1d08b890</meta:generator>
  </office:meta>
</office:document-meta>
</file>